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7.5pt" fo:letter-spacing="normal" fo:font-style="normal" fo:font-weight="normal" style:font-weight-asian="normal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7.5pt" fo:letter-spacing="normal" fo:font-style="normal" fo:font-weight="normal" officeooo:paragraph-rsid="000b73b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!/bin/bash</text:p>
      <text:p text:style-name="P1">sudo su</text:p>
      <text:p text:style-name="P1">yum udpate -y</text:p>
      <text:p text:style-name="P1">yum install httpd -y</text:p>
      <text:p text:style-name="P1">instance_type=$(curl -s http://169.254.169.254/latest/meta-data/instance-type)</text:p>
      <text:p text:style-name="P1">instance_id=$(curl -s http://169.254.169.254/latest/meta-data/instance-id)</text:p>
      <text:p text:style-name="P1">mac_address=$(curl -s http://169.254.169.254/latest/meta-data/mac)</text:p>
      <text:p text:style-name="P1">security_groups=$(curl -s <text:a xlink:type="simple" xlink:href="http://169.254.169.254/latest/meta-data/security-groups" text:style-name="Internet_20_link" text:visited-style-name="Visited_20_Internet_20_Link">http://169.254.169.254/latest/meta-data/security-groups</text:a>)</text:p>
      <text:p text:style-name="P2">service httpd start</text:p>
      <text:p text:style-name="P2">chkconfig httpd on</text:p>
      <text:p text:style-name="P1">cd /var/www/html</text:p>
      <text:p text:style-name="P1">echo "&lt;html&gt;&lt;h1&gt;Sathwik Kdu Exercise-Day-2&lt;/h1&gt;</text:p>
      <text:p text:style-name="P1">&lt;h2&gt;$instance_type&lt;/h2&gt;</text:p>
      <text:p text:style-name="P1">&lt;h2&gt;$instance_id&lt;/h2&gt;</text:p>
      <text:p text:style-name="P1">&lt;h2&gt;$mac_address&lt;/h2&gt;</text:p>
      <text:p text:style-name="P1">&lt;h2&gt;$security_groups&lt;/h2&gt;</text:p>
      <text:p text:style-name="P1">&lt;/html&gt;" &gt; Index.html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20:33.792745970</meta:creation-date>
    <dc:date>2023-01-06T16:04:08.091679158</dc:date>
    <meta:editing-duration>PT33M24S</meta:editing-duration>
    <meta:editing-cycles>1</meta:editing-cycles>
    <meta:document-statistic meta:table-count="0" meta:image-count="0" meta:object-count="0" meta:page-count="1" meta:paragraph-count="17" meta:word-count="41" meta:character-count="562" meta:non-whitespace-character-count="538"/>
    <meta:generator>LibreOffice/7.3.2.2$Linux_X86_64 LibreOffice_project/30$Build-2</meta:generator>
  </office:meta>
</office:document-meta>
</file>